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9" style:master-page-name="MasterPage2" style:family="paragraph" style:name="P39">
      <style:paragraph-properties/>
    </style:style>
    <style:style style:parent-style-name="602" style:family="paragraph" style:name="P40">
      <style:paragraph-properties fo:line-height="100%" fo:text-align="left" fo:margin-left="0cm" fo:margin-right="0cm" fo:text-indent="0cm" fo:margin-top="9pt" fo:margin-bottom="9pt" fo:border="none"/>
    </style:style>
    <style:style style:family="text" style:name="T24">
      <style:text-properties fo:color="#000000" style:text-position="0% 100%" fo:font-family="Cambria" style:font-family-asian="Cambria" style:font-family-complex="Cambria" fo:font-size="12pt" style:text-underline-type="none" style:text-underline-width="auto"/>
    </style:style>
    <style:style style:family="text" style:name="T25">
      <style:text-properties fo:color="#000000" style:text-position="0% 100%" fo:font-family="Cambria" style:font-family-asian="Cambria" style:font-family-complex="Cambria" fo:font-size="12pt" style:text-underline-type="none" style:text-underline-width="auto"/>
    </style:style>
    <style:style style:family="text" style:name="T26">
      <style:text-properties fo:color="#000000" style:text-position="0% 100%" fo:font-family="Cambria" style:font-family-asian="Cambria" style:font-family-complex="Cambria" fo:font-size="12pt" style:text-underline-type="none" style:text-underline-width="auto"/>
    </style:style>
    <style:style style:family="text" style:name="T27">
      <style:text-properties fo:color="#000000" style:text-position="0% 100%" fo:font-family="Cambria" style:font-family-asian="Cambria" style:font-family-complex="Cambria" fo:font-size="12pt" style:text-underline-type="none" style:text-underline-width="auto"/>
    </style:style>
    <style:style style:parent-style-name="602" style:family="paragraph" style:name="P41">
      <style:paragraph-properties fo:line-height="100%" fo:text-align="left" fo:margin-left="0cm" fo:margin-right="0cm" fo:text-indent="0cm" fo:margin-top="9pt" fo:margin-bottom="9pt" fo:border="none"/>
    </style:style>
    <style:style style:family="text" style:name="T28">
      <style:text-properties fo:color="#000000" style:text-position="0% 100%" fo:font-family="Cambria" style:font-family-asian="Cambria" style:font-family-complex="Cambria" fo:font-size="12pt" style:text-underline-type="none" style:text-underline-width="auto"/>
    </style:style>
    <style:style style:family="text" style:name="T29">
      <style:text-properties fo:color="#000000" style:text-position="0% 100%" fo:font-family="Cambria" style:font-family-asian="Cambria" style:font-family-complex="Cambria" fo:font-size="12pt" style:text-underline-type="none" style:text-underline-width="auto" fo:font-weight="bold"/>
    </style:style>
    <style:style style:family="text" style:name="T30">
      <style:text-properties fo:color="#000000" style:text-position="0% 100%" fo:font-family="Cambria" style:font-family-asian="Cambria" style:font-family-complex="Cambria" fo:font-size="12pt" style:text-underline-type="none" style:text-underline-width="auto"/>
    </style:style>
    <style:style style:family="text" style:name="T31">
      <style:text-properties fo:color="#000000" style:text-position="0% 100%" fo:font-family="Cambria" style:font-family-asian="Cambria" style:font-family-complex="Cambria" fo:font-size="12pt" style:text-underline-type="none" style:text-underline-width="auto" fo:font-weight="bold"/>
    </style:style>
    <style:style style:family="text" style:name="T32">
      <style:text-properties fo:color="#000000" style:text-position="0% 100%" fo:font-family="Cambria" style:font-family-asian="Cambria" style:font-family-complex="Cambria" fo:font-size="12pt" style:text-underline-type="none" style:text-underline-width="auto"/>
    </style:style>
    <style:style style:family="text" style:name="T33">
      <style:text-properties fo:color="#000000" style:text-position="0% 100%" fo:font-family="Cambria" style:font-family-asian="Cambria" style:font-family-complex="Cambria" fo:font-size="12pt" style:text-underline-type="none" style:text-underline-width="auto"/>
    </style:style>
    <style:style style:family="text" style:name="T34">
      <style:text-properties fo:color="#000000" style:text-position="0% 100%" fo:font-family="Cambria" style:font-family-asian="Cambria" style:font-family-complex="Cambria" fo:font-size="12pt" style:text-underline-type="none" style:text-underline-width="auto"/>
    </style:style>
    <style:style style:parent-style-name="610" style:list-style-name="WWNum2" style:family="paragraph" style:name="P42">
      <style:paragraph-properties/>
    </style:style>
    <style:style style:parent-style-name="602" style:list-style-name="WWNum1" style:family="paragraph" style:name="P43">
      <style:paragraph-properties fo:margin-left="1.27cm" fo:margin-right="0cm" fo:text-indent="-0.845cm"/>
    </style:style>
    <style:style style:family="text" style:name="T35">
      <style:text-properties fo:font-weight="bold"/>
    </style:style>
    <style:style style:parent-style-name="602" style:list-style-name="WWNum1" style:family="paragraph" style:name="P44">
      <style:paragraph-properties fo:margin-left="1.27cm" fo:margin-right="0cm" fo:text-indent="-0.845cm"/>
    </style:style>
    <style:style style:family="text" style:name="T36">
      <style:text-properties fo:font-weight="bold"/>
    </style:style>
    <style:style style:parent-style-name="602" style:list-style-name="WWNum1" style:family="paragraph" style:name="P45">
      <style:paragraph-properties fo:margin-left="1.27cm" fo:margin-right="0cm" fo:text-indent="-0.845cm"/>
    </style:style>
    <style:style style:family="text" style:name="T37">
      <style:text-properties fo:font-weight="bold"/>
    </style:style>
    <style:style style:parent-style-name="602" style:list-style-name="WWNum1" style:family="paragraph" style:name="P46">
      <style:paragraph-properties fo:margin-left="1.27cm" fo:margin-right="0cm" fo:text-indent="-0.845cm"/>
    </style:style>
    <style:style style:family="text" style:name="T38">
      <style:text-properties fo:font-weight="bold"/>
    </style:style>
    <style:style style:parent-style-name="610" style:list-style-name="WWNum2" style:family="paragraph" style:name="P47">
      <style:paragraph-properties/>
    </style:style>
    <style:style style:parent-style-name="602" style:family="paragraph" style:name="P48">
      <style:paragraph-properties fo:line-height="100%" fo:text-align="left" fo:margin-left="0cm" fo:margin-right="0cm" fo:text-indent="0cm" fo:margin-top="9pt" fo:margin-bottom="9pt" fo:border="none"/>
    </style:style>
    <style:style style:family="text" style:name="T39">
      <style:text-properties fo:color="#000000" style:text-position="0% 100%" fo:font-family="Cambria" style:font-family-asian="Cambria" style:font-family-complex="Cambria" fo:font-size="12pt" style:text-underline-type="none" style:text-underline-width="auto"/>
    </style:style>
    <style:style style:family="text" style:name="T40">
      <style:text-properties fo:color="#000000" style:text-position="0% 100%" fo:font-family="Cambria" style:font-family-asian="Cambria" style:font-family-complex="Cambria" fo:font-size="12pt" style:text-underline-type="none" style:text-underline-width="auto"/>
    </style:style>
    <style:style style:family="text" style:name="T41">
      <style:text-properties fo:color="#000000" style:text-position="0% 100%" fo:font-family="Cambria" style:font-family-asian="Cambria" style:font-family-complex="Cambria" fo:font-size="12pt" style:text-underline-type="none" style:text-underline-width="auto"/>
    </style:style>
    <style:style style:family="text" style:name="T42">
      <style:text-properties fo:color="#000000" style:text-position="0% 100%" fo:font-family="Cambria" style:font-family-asian="Cambria" style:font-family-complex="Cambria" fo:font-size="12pt" style:text-underline-type="none" style:text-underline-width="auto"/>
    </style:style>
    <style:style style:parent-style-name="602" style:family="paragraph" style:name="P49">
      <style:paragraph-properties fo:line-height="100%" fo:text-align="left" fo:margin-left="0cm" fo:margin-right="0cm" fo:text-indent="0cm" fo:margin-top="9pt" fo:margin-bottom="9pt" fo:border="none"/>
    </style:style>
    <style:style style:family="text" style:name="T43">
      <style:text-properties fo:color="#000000" style:text-position="0% 100%" fo:font-family="Cambria" style:font-family-asian="Cambria" style:font-family-complex="Cambria" fo:font-size="12pt" style:text-underline-type="none" style:text-underline-width="auto"/>
    </style:style>
    <style:style style:family="text" style:name="T44">
      <style:text-properties fo:color="#000000" style:text-position="0% 100%" fo:font-family="Cambria" style:font-family-asian="Cambria" style:font-family-complex="Cambria" fo:font-size="12pt" style:text-underline-type="none" style:text-underline-width="auto"/>
    </style:style>
    <style:style style:parent-style-name="610" style:list-style-name="WWNum2" style:family="paragraph" style:name="P50">
      <style:paragraph-properties/>
    </style:style>
    <style:style style:parent-style-name="602" style:family="paragraph" style:name="P51">
      <style:paragraph-properties fo:line-height="100%" fo:text-align="left" fo:margin-left="0cm" fo:margin-right="0cm" fo:text-indent="0cm" fo:margin-top="9pt" fo:margin-bottom="9pt" fo:border="none"/>
    </style:style>
    <style:style style:family="text" style:name="T45">
      <style:text-properties fo:color="#000000" style:text-position="0% 100%" fo:font-family="Cambria" style:font-family-asian="Cambria" style:font-family-complex="Cambria" fo:font-size="12pt" style:text-underline-type="none" style:text-underline-width="auto"/>
    </style:style>
    <style:style style:family="text" style:name="T46">
      <style:text-properties fo:color="#000000" style:text-position="0% 100%" fo:font-family="Cambria" style:font-family-asian="Cambria" style:font-family-complex="Cambria" fo:font-size="12pt" style:text-underline-type="none" style:text-underline-width="auto"/>
    </style:style>
    <style:style style:family="text" style:name="T47">
      <style:text-properties fo:color="#000000" style:text-position="0% 100%" fo:font-family="Cambria" style:font-family-asian="Cambria" style:font-family-complex="Cambria" fo:font-size="12pt" style:text-underline-type="none" style:text-underline-width="auto"/>
    </style:style>
    <style:style style:parent-style-name="610" style:list-style-name="WWNum2" style:family="paragraph" style:name="P52">
      <style:paragraph-properties/>
    </style:style>
    <style:style style:parent-style-name="602" style:family="paragraph" style:name="P53">
      <style:paragraph-properties fo:line-height="100%" fo:text-align="left" fo:margin-left="0cm" fo:margin-right="0cm" fo:text-indent="0cm" fo:margin-top="9pt" fo:margin-bottom="9pt" fo:border="none"/>
    </style:style>
    <style:style style:family="text" style:name="T48">
      <style:text-properties fo:color="#000000" style:text-position="0% 100%" fo:font-family="Cambria" style:font-family-asian="Cambria" style:font-family-complex="Cambria" fo:font-size="12pt" style:text-underline-type="none" style:text-underline-width="auto"/>
    </style:style>
    <style:style style:family="text" style:name="T49">
      <style:text-properties fo:color="#000000" style:text-position="0% 100%" fo:font-family="Cambria" style:font-family-asian="Cambria" style:font-family-complex="Cambria" fo:font-size="12pt" style:text-underline-type="none" style:text-underline-width="auto"/>
    </style:style>
    <style:style style:family="text" style:name="T50">
      <style:text-properties fo:color="#000000" style:text-position="0% 100%" fo:font-family="Cambria" style:font-family-asian="Cambria" style:font-family-complex="Cambria" fo:font-size="12pt" style:text-underline-type="none" style:text-underline-width="auto"/>
    </style:style>
    <style:style style:parent-style-name="610" style:list-style-name="WWNum2" style:family="paragraph" style:name="P54">
      <style:paragraph-properties/>
    </style:style>
    <style:style style:parent-style-name="602" style:family="paragraph" style:name="P55">
      <style:paragraph-properties fo:line-height="100%" fo:text-align="left" fo:margin-left="0cm" fo:margin-right="0cm" fo:text-indent="0cm" fo:margin-top="9pt" fo:margin-bottom="9pt" fo:border="none"/>
    </style:style>
    <style:style style:family="text" style:name="T51">
      <style:text-properties fo:color="#000000" style:text-position="0% 100%" fo:font-family="Cambria" style:font-family-asian="Cambria" style:font-family-complex="Cambria" fo:font-size="12pt" style:text-underline-type="none" style:text-underline-width="auto"/>
    </style:style>
    <style:style style:family="text" style:name="T52">
      <style:text-properties fo:color="#000000" style:text-position="0% 100%" fo:font-family="Cambria" style:font-family-asian="Cambria" style:font-family-complex="Cambria" fo:font-size="12pt" style:text-underline-type="none" style:text-underline-width="auto"/>
    </style:style>
    <style:style style:family="text" style:name="T53">
      <style:text-properties fo:color="#000000" style:text-position="0% 100%" fo:font-family="Cambria" style:font-family-asian="Cambria" style:font-family-complex="Cambria" fo:font-size="12pt" style:text-underline-type="none" style:text-underline-width="auto"/>
    </style:style>
    <style:style style:parent-style-name="602" style:family="paragraph" style:name="P56">
      <style:paragraph-properties fo:line-height="100%" fo:text-align="left" fo:margin-left="0cm" fo:margin-right="0cm" fo:text-indent="0cm" fo:margin-top="9pt" fo:margin-bottom="9pt" fo:border="none"/>
    </style:style>
    <style:style style:family="text" style:name="T54">
      <style:text-properties fo:color="#000000" style:text-position="0% 100%" fo:font-family="Cambria" style:font-family-asian="Cambria" style:font-family-complex="Cambria" fo:font-size="12pt" style:text-underline-type="none" style:text-underline-width="auto" fo:font-weight="bold"/>
    </style:style>
    <style:style style:parent-style-name="609" style:list-style-name="WWNum2" style:family="paragraph" style:name="P57">
      <style:paragraph-properties/>
    </style:style>
    <style:style style:parent-style-name="609" style:family="paragraph" style:name="P58">
      <style:paragraph-properties fo:break-before="page"/>
    </style:style>
    <style:style style:parent-style-name="602" style:family="paragraph" style:name="P59">
      <style:paragraph-properties fo:line-height="100%" fo:text-align="left" fo:margin-left="0cm" fo:margin-right="0cm" fo:text-indent="0cm" fo:margin-top="9pt" fo:margin-bottom="9pt" fo:border="none"/>
    </style:style>
    <style:style style:family="text" style:name="T55">
      <style:text-properties fo:color="#000000" style:text-position="0% 100%" fo:font-family="Cambria" style:font-family-asian="Cambria" style:font-family-complex="Cambria" fo:font-size="12pt" style:text-underline-type="none" style:text-underline-width="auto"/>
    </style:style>
    <style:style style:parent-style-name="610" style:list-style-name="WWNum2" style:family="paragraph" style:name="P60">
      <style:paragraph-properties/>
    </style:style>
    <style:style style:parent-style-name="611" style:list-style-name="WWNum2" style:family="paragraph" style:name="P61">
      <style:paragraph-properties/>
    </style:style>
    <style:style style:parent-style-name="602" style:family="paragraph" style:name="P62">
      <style:paragraph-properties fo:line-height="100%" fo:text-align="left" fo:margin-left="0cm" fo:margin-right="0cm" fo:text-indent="0cm" fo:margin-top="9pt" fo:margin-bottom="9pt" fo:border="none"/>
    </style:style>
    <style:style style:family="text" style:name="T56">
      <style:text-properties fo:color="#000000" style:text-position="0% 100%" fo:font-family="Cambria" style:font-family-asian="Cambria" style:font-family-complex="Cambria" fo:font-size="12pt" style:text-underline-type="none" style:text-underline-width="auto"/>
    </style:style>
    <style:style style:family="text" style:name="T57">
      <style:text-properties fo:color="#000000" style:text-position="0% 100%" fo:font-family="Cambria" style:font-family-asian="Cambria" style:font-family-complex="Cambria" fo:font-size="12pt" style:text-underline-type="none" style:text-underline-width="auto"/>
    </style:style>
    <style:style style:family="text" style:name="T58">
      <style:text-properties fo:color="#000000" style:text-position="0% 100%" fo:font-family="Cambria" style:font-family-asian="Cambria" style:font-family-complex="Cambria" fo:font-size="12pt" style:text-underline-type="none" style:text-underline-width="auto"/>
    </style:style>
    <style:style style:parent-style-name="611" style:list-style-name="WWNum3" style:family="paragraph" style:name="P63">
      <style:paragraph-properties/>
    </style:style>
    <style:style style:parent-style-name="604" style:family="paragraph" style:name="P64">
      <style:text-properties/>
      <style:paragraph-properties fo:margin-top="9.05pt"/>
    </style:style>
    <style:style style:family="text" style:name="T59">
      <style:text-properties fo:color="#000000" style:text-position="0% 100%" fo:font-family="Cambria" style:font-family-asian="Cambria" style:font-family-complex="Cambria" fo:font-size="12pt" style:text-underline-type="none" style:text-underline-width="auto"/>
    </style:style>
    <style:style style:family="text" style:name="T60">
      <style:text-properties fo:color="#000000" style:text-position="0% 100%" fo:font-family="Cambria" style:font-family-asian="Cambria" style:font-family-complex="Cambria" fo:font-size="12pt" style:text-underline-type="none" style:text-underline-width="auto"/>
    </style:style>
    <style:style style:parent-style-name="611" style:list-style-name="WWNum2" style:family="paragraph" style:name="P65">
      <style:paragraph-properties/>
    </style:style>
    <style:style style:parent-style-name="602" style:family="paragraph" style:name="P66">
      <style:paragraph-properties fo:line-height="100%" fo:text-align="left" fo:margin-left="0cm" fo:margin-right="0cm" fo:text-indent="0cm" fo:margin-top="9pt" fo:margin-bottom="9pt" fo:border="none"/>
    </style:style>
    <style:style style:parent-style-name="611" style:list-style-name="WWNum2" style:family="paragraph" style:name="P67">
      <style:paragraph-properties/>
    </style:style>
    <style:style style:parent-style-name="602" style:family="paragraph" style:name="P68">
      <style:paragraph-properties fo:line-height="100%" fo:text-align="left" fo:margin-left="0cm" fo:margin-right="0cm" fo:text-indent="0cm" fo:margin-top="9pt" fo:margin-bottom="9pt" fo:border="none"/>
    </style:style>
    <style:style style:parent-style-name="610" style:list-style-name="WWNum2" style:family="paragraph" style:name="P69">
      <style:paragraph-properties/>
    </style:style>
    <style:style style:parent-style-name="611" style:list-style-name="WWNum2" style:family="paragraph" style:name="P70">
      <style:paragraph-properties/>
    </style:style>
    <style:style style:parent-style-name="611" style:list-style-name="WWNum2" style:family="paragraph" style:name="P71">
      <style:paragraph-properties/>
    </style:style>
    <style:style style:parent-style-name="602" style:family="paragraph" style:name="P72">
      <style:paragraph-properties fo:line-height="100%" fo:text-align="left" fo:margin-left="0cm" fo:margin-right="0cm" fo:text-indent="0cm" fo:margin-top="9pt" fo:margin-bottom="9pt" fo:border="none"/>
    </style:style>
    <style:style style:family="text" style:name="T61">
      <style:text-properties fo:color="#000000" style:text-position="0% 100%" fo:font-family="Cambria" style:font-family-asian="Cambria" style:font-family-complex="Cambria" fo:font-size="12pt" style:text-underline-type="none" style:text-underline-width="auto"/>
    </style:style>
    <style:style style:family="text" style:name="T62">
      <style:text-properties fo:color="#000000" style:text-position="0% 100%" fo:font-family="Cambria" style:font-family-asian="Cambria" style:font-family-complex="Cambria" fo:font-size="12pt" style:text-underline-type="none" style:text-underline-width="auto"/>
    </style:style>
    <style:style style:family="text" style:name="T63">
      <style:text-properties fo:color="#000000" style:text-position="0% 100%" fo:font-family="Cambria" style:font-family-asian="Cambria" style:font-family-complex="Cambria" fo:font-size="12pt" style:text-underline-type="none" style:text-underline-width="auto"/>
    </style:style>
    <style:style style:parent-style-name="611" style:list-style-name="WWNum2" style:family="paragraph" style:name="P73">
      <style:paragraph-properties/>
    </style:style>
    <style:style style:parent-style-name="611" style:list-style-name="WWNum2" style:family="paragraph" style:name="P74">
      <style:paragraph-properties/>
    </style:style>
    <style:style style:parent-style-name="602" style:family="paragraph" style:name="P75">
      <style:paragraph-properties fo:line-height="100%" fo:text-align="left" fo:margin-left="0cm" fo:margin-right="0cm" fo:text-indent="0cm" fo:margin-top="9pt" fo:margin-bottom="9pt" fo:border="none"/>
    </style:style>
    <style:style style:family="text" style:name="T64">
      <style:text-properties fo:color="#000000" style:text-position="0% 100%" fo:font-family="Cambria" style:font-family-asian="Cambria" style:font-family-complex="Cambria" fo:font-size="12pt" style:text-underline-type="none" style:text-underline-width="auto"/>
    </style:style>
    <style:style style:parent-style-name="611" style:list-style-name="WWNum2" style:family="paragraph" style:name="P76">
      <style:paragraph-properties/>
    </style:style>
    <style:style style:parent-style-name="611" style:list-style-name="WWNum2" style:family="paragraph" style:name="P77">
      <style:paragraph-properties/>
    </style:style>
    <style:style style:parent-style-name="602" style:family="paragraph" style:name="P78">
      <style:paragraph-properties fo:line-height="100%" fo:text-align="left" fo:margin-left="0cm" fo:margin-right="0cm" fo:text-indent="0cm" fo:margin-top="9pt" fo:margin-bottom="9pt" fo:border="none"/>
    </style:style>
    <style:style style:family="text" style:name="T65">
      <style:text-properties fo:color="#000000" style:text-position="0% 100%" fo:font-family="Cambria" style:font-family-asian="Cambria" style:font-family-complex="Cambria" fo:font-size="12pt" style:text-underline-type="none" style:text-underline-width="auto"/>
    </style:style>
    <style:style style:family="text" style:name="T66">
      <style:text-properties fo:color="#000000" style:text-position="0% 100%" fo:font-family="Cambria" style:font-family-asian="Cambria" style:font-family-complex="Cambria" fo:font-size="12pt" style:text-underline-type="none" style:text-underline-width="auto"/>
    </style:style>
    <style:style style:family="text" style:name="T67">
      <style:text-properties fo:color="#000000" style:text-position="0% 100%" fo:font-family="Cambria" style:font-family-asian="Cambria" style:font-family-complex="Cambria" fo:font-size="12pt" style:text-underline-type="none" style:text-underline-width="auto"/>
    </style:style>
    <style:style style:family="text" style:name="T68">
      <style:text-properties fo:color="#000000" style:text-position="0% 100%" fo:font-family="Cambria" style:font-family-asian="Cambria" style:font-family-complex="Cambria" fo:font-size="12pt" style:text-underline-type="none" style:text-underline-width="auto"/>
    </style:style>
    <style:style style:parent-style-name="611" style:list-style-name="WWNum2" style:family="paragraph" style:name="P79">
      <style:paragraph-properties/>
    </style:style>
    <style:style style:parent-style-name="611" style:list-style-name="WWNum2" style:family="paragraph" style:name="P80">
      <style:paragraph-properties/>
    </style:style>
    <style:style style:parent-style-name="602" style:family="paragraph" style:name="P81">
      <style:paragraph-properties fo:margin-top="9.05pt"/>
    </style:style>
    <style:style style:parent-style-name="611" style:list-style-name="WWNum2" style:family="paragraph" style:name="P82">
      <style:paragraph-properties/>
    </style:style>
    <style:style style:parent-style-name="602" style:family="paragraph" style:name="P83">
      <style:paragraph-properties fo:line-height="100%" fo:text-align="left" fo:margin-left="0cm" fo:margin-right="0cm" fo:text-indent="0cm" fo:margin-top="9pt" fo:margin-bottom="9pt" fo:border="none"/>
    </style:style>
    <style:style style:family="text" style:name="T69">
      <style:text-properties fo:color="#000000" style:text-position="0% 100%" fo:font-family="Cambria" style:font-family-asian="Cambria" style:font-family-complex="Cambria" fo:font-size="12pt" style:text-underline-type="none" style:text-underline-width="auto"/>
    </style:style>
    <style:style style:family="text" style:name="T70">
      <style:text-properties fo:color="#000000" style:text-position="0% 100%" fo:font-family="Cambria" style:font-family-asian="Cambria" style:font-family-complex="Cambria" fo:font-size="12pt" style:text-underline-type="none" style:text-underline-width="auto"/>
    </style:style>
    <style:style style:family="text" style:name="T71">
      <style:text-properties fo:color="#000000" style:text-position="0% 100%" fo:font-family="Cambria" style:font-family-asian="Cambria" style:font-family-complex="Cambria" fo:font-size="12pt" style:text-underline-type="none" style:text-underline-width="auto"/>
    </style:style>
    <style:style style:parent-style-name="611" style:list-style-name="WWNum2" style:family="paragraph" style:name="P84">
      <style:paragraph-properties/>
    </style:style>
    <style:style style:parent-style-name="602" style:family="paragraph" style:name="P85">
      <style:paragraph-properties fo:line-height="100%" fo:text-align="left" fo:margin-left="0cm" fo:margin-right="0cm" fo:text-indent="0cm" fo:margin-top="9pt" fo:margin-bottom="9pt" fo:border="none"/>
    </style:style>
    <style:style style:family="text" style:name="T72">
      <style:text-properties fo:color="#000000" style:text-position="0% 100%" fo:font-family="Cambria" style:font-family-asian="Cambria" style:font-family-complex="Cambria" fo:font-size="12pt" style:text-underline-type="none" style:text-underline-width="auto"/>
    </style:style>
    <style:style style:family="text" style:name="T73">
      <style:text-properties fo:color="#000000" style:text-position="0% 100%" fo:font-family="Cambria" style:font-family-asian="Cambria" style:font-family-complex="Cambria" fo:font-size="12pt" style:text-underline-type="none" style:text-underline-width="auto"/>
    </style:style>
    <style:style style:family="text" style:name="T74">
      <style:text-properties fo:color="#000000" style:text-position="0% 100%" fo:font-family="Cambria" style:font-family-asian="Cambria" style:font-family-complex="Cambria" fo:font-size="12pt" style:text-underline-type="none" style:text-underline-width="auto"/>
    </style:style>
    <style:style style:family="text" style:name="T75">
      <style:text-properties fo:color="#000000" style:text-position="0% 100%" fo:font-family="Cambria" style:font-family-asian="Cambria" style:font-family-complex="Cambria" fo:font-size="12pt" style:text-underline-type="none" style:text-underline-width="auto"/>
    </style:style>
  </office:automatic-styles>
  <office:body>
    <office:text text:use-soft-page-breaks="true">
      <text:list>
        <text:list-item>
          <text:h text:outline-level="10" text:restart-numbering="0" text:is-list-header="0" text:style-name="P39"><text:span/><text:bookmark-start text:name="gjdgxs"/><text:span/><text:bookmark-end text:name="gjdgxs"/><text:span>ICLC 2025 - Proposal for Installations</text:span><text:span/></text:h>
        </text:list-item>
      </text:list>
      <text:p text:style-name="P40"><text:span text:style-name="T24">Installation formats include audio, visual, A/V, multimedia and hardware. As we explore venues and dates, and according to patterns that we see emerge from the submissions received, we intend to set installations either in a dedicated space for all of t</text:span><text:span text:style-name="T25">hem as an exhibition, or scattered around where other ICLC events take place.</text:span><text:span/><text:span text:style-name="T26"/><text:span/><text:span text:style-name="T27"/></text:p>
      <text:p text:style-name="P41"><text:span text:style-name="T28">Be as thorough as possible with the Technical Questionnaire and add a link to a plan or sketch with measurements (metric, please) so that we can avoid surprises. </text:span><text:span text:style-name="T29">Bear in mind the feasibility</text:span><text:span text:style-name="T30"> of presenting it with few or </text:span><text:span text:style-name="T31">no hardware provided by us</text:span><text:span text:style-name="T32">. A</text:span><text:span text:style-name="T33">lthough we are working hard to get ways to provide projectors, screens and sound systems, we cannot assure you'll get what your installation needs. If you can bring your own hardware, please clearly specify it, as that would help us a lot.</text:span><text:span/><text:span text:style-name="T34"/><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42"><text:span>1. General Information</text:span><text:span/></text:h>
                                        </text:list-item>
                                      </text:list>
                                    </text:list-item>
                                  </text:list>
                                </text:list-item>
                              </text:list>
                            </text:list-item>
                          </text:list>
                        </text:list-item>
                      </text:list>
                    </text:list-item>
                  </text:list>
                </text:list-item>
              </text:list>
            </text:list-item>
          </text:list>
        </text:list-item>
      </text:list>
      <text:list text:style-name="WWNum1" text:continue-numbering="true">
        <text:list-item>
          <text:p text:style-name="P43"><text:span text:style-name="T35">Performance Title:</text:span><text:span/></text:p>
        </text:list-item>
        <text:list-item>
          <text:p text:style-name="P44"><text:span text:style-name="T36">Main Contact:</text:span><text:span/></text:p>
        </text:list-item>
        <text:list-item>
          <text:p text:style-name="P45"><text:span text:style-name="T37">Additional Artists:</text:span><text:span/></text:p>
        </text:list-item>
        <text:list-item>
          <text:p text:style-name="P46"><text:span text:style-name="T38">Installation Type:</text:span><text:span> (audio, video, ...)</text:span><text:bookmark-start text:name="1fob9te"/><text:span/><text:bookmark-end text:name="1fob9te"/><text:span/><text:span/></text:p>
        </text:list-item>
      </text:list>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47"><text:span>2. Abstract</text:span><text:span/></text:h>
                                        </text:list-item>
                                      </text:list>
                                    </text:list-item>
                                  </text:list>
                                </text:list-item>
                              </text:list>
                            </text:list-item>
                          </text:list>
                        </text:list-item>
                      </text:list>
                    </text:list-item>
                  </text:list>
                </text:list-item>
              </text:list>
            </text:list-item>
          </text:list>
        </text:list-item>
      </text:list>
      <text:p text:style-name="P48"><text:span text:style-name="T39"/><text:span text:style-name="T40">Please support your submission with a clear description of your installation, the tools and techniques used, and discussion of influences and prior art as appropriate. Peer review and acceptance will be based on this abstract and the audio/visual material y</text:span><text:span text:style-name="T41">ou provide. The abstract will also be published in the proceedings of the conference.</text:span><text:span text:style-name="T42"/><text:span/></text:p>
      <text:p text:style-name="P49"><text:span text:style-name="T43">Max. </text:span><text:span>800</text:span><text:span text:style-name="T44"> words.</text:span><text:bookmark-start text:name="3znysh7"/><text:span/><text:bookmark-end text:name="3znysh7"/><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50"><text:span>3. Video and/or Audio Material</text:span><text:span/></text:h>
                                        </text:list-item>
                                      </text:list>
                                    </text:list-item>
                                  </text:list>
                                </text:list-item>
                              </text:list>
                            </text:list-item>
                          </text:list>
                        </text:list-item>
                      </text:list>
                    </text:list-item>
                  </text:list>
                </text:list-item>
              </text:list>
            </text:list-item>
          </text:list>
        </text:list-item>
      </text:list>
      <text:p text:style-name="P51"><text:span text:style-name="T45"/><text:span text:style-name="T46">Please provide one or multiple links to photos, video and audio material related to this installation here.</text:span><text:span text:style-name="T47"/><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52"><text:span>4. Program Note</text:span><text:span/></text:h>
                                        </text:list-item>
                                      </text:list>
                                    </text:list-item>
                                  </text:list>
                                </text:list-item>
                              </text:list>
                            </text:list-item>
                          </text:list>
                        </text:list-item>
                      </text:list>
                    </text:list-item>
                  </text:list>
                </text:list-item>
              </text:list>
            </text:list-item>
          </text:list>
        </text:list-item>
      </text:list>
      <text:p text:style-name="P53"><text:span text:style-name="T48"/><text:span text:style-name="T49">Please provide a short (max. 150 words) program note. This will be shared in the online Conference program, used for any printed program materials and posted by the installation as an explanation to visitors.</text:span><text:span text:style-name="T50"/><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54"><text:span>5. Artist(s) Biography</text:span><text:span/></text:h>
                                        </text:list-item>
                                      </text:list>
                                    </text:list-item>
                                  </text:list>
                                </text:list-item>
                              </text:list>
                            </text:list-item>
                          </text:list>
                        </text:list-item>
                      </text:list>
                    </text:list-item>
                  </text:list>
                </text:list-item>
              </text:list>
            </text:list-item>
          </text:list>
        </text:list-item>
      </text:list>
      <text:p text:style-name="P55"><text:span text:style-name="T51"/><text:span text:style-name="T52">Please provide a short biography (max. 150 words each) for each artist involved in this installation. These will be published in the proceedings of the Conference.</text:span><text:span text:style-name="T53"/><text:span/></text:p>
      <text:p text:style-name="P56"><text:span text:style-name="T54">PLEASE DON’T FORGET TO FILL OUT THE TECHNICAL QUESTIONNAIRE BELOW!</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57"><text:span/><text:bookmark-start text:name="3dy6vkm"/><text:span/><text:bookmark-end text:name="3dy6vkm"/><text:span/><text:span/></text:h>
                                        </text:list-item>
                                        <text:soft-page-break/>
                                      </text:list>
                                    </text:list-item>
                                  </text:list>
                                </text:list-item>
                              </text:list>
                            </text:list-item>
                          </text:list>
                        </text:list-item>
                      </text:list>
                    </text:list-item>
                  </text:list>
                </text:list-item>
              </text:list>
            </text:list-item>
          </text:list>
        </text:list-item>
      </text:list>
      <text:list>
        <text:list-item>
          <text:h text:outline-level="10" text:restart-numbering="0" text:is-list-header="0" text:style-name="P58"><text:span>ICLC 2025 – Technical Requirements</text:span><text:span/></text:h>
        </text:list-item>
      </text:list>
      <text:p text:style-name="P59"><text:span text:style-name="T55">Installations</text:span><text:bookmark-start text:name="1t3h5sf"/><text:span/><text:bookmark-end text:name="1t3h5sf"/><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60"><text:span>1. General Information</text:span><text:bookmark-start text:name="4d34og8"/><text:span/><text:bookmark-end text:name="4d34og8"/><text:span/><text:span/></text:h>
                                        </text:list-item>
                                        <text:list-item>
                                          <text:h text:outline-level="10" text:restart-numbering="0" text:is-list-header="0" text:style-name="P61"><text:span>1.1 </text:span><text:span>What setting is the installation intended for?</text:span><text:span/><text:span/></text:h>
                                        </text:list-item>
                                      </text:list>
                                    </text:list-item>
                                  </text:list>
                                </text:list-item>
                              </text:list>
                            </text:list-item>
                          </text:list>
                        </text:list-item>
                      </text:list>
                    </text:list-item>
                  </text:list>
                </text:list-item>
              </text:list>
            </text:list-item>
          </text:list>
        </text:list-item>
      </text:list>
      <text:p text:style-name="P62"><text:span text:style-name="T56"/><text:span text:style-name="T57">Please describe the ideal conditions, e.g. exhibition surface (floor, table, stand), space (room, inside, outside), acoustics (speaker or headphone), light, ... Please indicate if any conditions are simply nice-to-have or absolute stoppers.</text:span><text:span text:style-name="T58"/><text:span/></text:p>
      <text:list text:style-name="WWNum3"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63"><text:span>1.2 </text:span><text:span>Is the installation interactive?</text:span><text:span/><text:bookmark-start text:name="17dp8vu"/><text:span/><text:bookmark-end text:name="17dp8vu"/><text:span/><text:span/><text:span/><text:span/><text:span/></text:h>
                                        </text:list-item>
                                      </text:list>
                                    </text:list-item>
                                  </text:list>
                                </text:list-item>
                              </text:list>
                            </text:list-item>
                          </text:list>
                        </text:list-item>
                      </text:list>
                    </text:list-item>
                  </text:list>
                </text:list-item>
              </text:list>
            </text:list-item>
          </text:list>
        </text:list-item>
      </text:list>
      <text:h text:outline-level="10" text:restart-numbering="0" text:is-list-header="0" text:style-name="P64"><text:span text:style-name="T59"/><text:span text:style-name="T60">Please</text:span><text:span/><text:span/><text:span/><text:span> let us know if you expect visitors to interact with your installation and in what way.</text:span><text:span/><text:span/></text:h>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65"><text:span>1.3 </text:span><text:span>Can the installation share space with other installations?</text:span><text:span/><text:span/></text:h>
                                        </text:list-item>
                                      </text:list>
                                    </text:list-item>
                                  </text:list>
                                </text:list-item>
                              </text:list>
                            </text:list-item>
                          </text:list>
                        </text:list-item>
                      </text:list>
                    </text:list-item>
                  </text:list>
                </text:list-item>
              </text:list>
            </text:list-item>
          </text:list>
        </text:list-item>
      </text:list>
      <text:p text:style-name="P66"><text:span/><text:span>If you’re submitting an installation with audio that needs to go out through speakers, or a visual installation that needs special lighting conditions, the Committee needs to assess if it's suitable to be exhibited along other installations. </text:span><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67"><text:span>1.4 </text:span><text:span>Will your installation require support of any kind during the exhibition?</text:span><text:span/><text:span/></text:h>
                                        </text:list-item>
                                      </text:list>
                                    </text:list-item>
                                  </text:list>
                                </text:list-item>
                              </text:list>
                            </text:list-item>
                          </text:list>
                        </text:list-item>
                      </text:list>
                    </text:list-item>
                  </text:list>
                </text:list-item>
              </text:list>
            </text:list-item>
          </text:list>
        </text:list-item>
      </text:list>
      <text:p text:style-name="P68"><text:span/><text:span>Is support needed, e.g. to start and stop it, to give instructions to visitors, etc.? If yes, please describe and let us know if you will be taking care of it.</text:span><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69"><text:span>2. Materials Needed</text:span><text:bookmark-start text:name="lnxbz9"/><text:span/><text:bookmark-end text:name="lnxbz9"/><text:span/><text:span/></text:h>
                                        </text:list-item>
                                        <text:list-item>
                                          <text:h text:outline-level="10" text:restart-numbering="0" text:is-list-header="0" text:style-name="P70"><text:span>VIDEO</text:span><text:span/></text:h>
                                        </text:list-item>
                                        <text:list-item>
                                          <text:h text:outline-level="10" text:restart-numbering="0" text:is-list-header="0" text:style-name="P71"><text:span>2.1 What are your projection needs?</text:span><text:span/></text:h>
                                        </text:list-item>
                                      </text:list>
                                    </text:list-item>
                                  </text:list>
                                </text:list-item>
                              </text:list>
                            </text:list-item>
                          </text:list>
                        </text:list-item>
                      </text:list>
                    </text:list-item>
                  </text:list>
                </text:list-item>
              </text:list>
            </text:list-item>
          </text:list>
        </text:list-item>
      </text:list>
      <text:p text:style-name="P72"><text:span text:style-name="T61"/><text:span text:style-name="T62">Please state what connector type(s) you need (HDMI, VGA, ...), and the ideal or minimum resolution. Do you need one or more extra projections, in addition to the main screen?</text:span><text:span text:style-name="T63"/><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73"><text:span>AUDIO</text:span><text:span/></text:h>
                                        </text:list-item>
                                        <text:list-item>
                                          <text:h text:outline-level="10" text:restart-numbering="0" text:is-list-header="0" text:style-name="P74"><text:span>2.2 How many input channels on the mixing console do you need?</text:span><text:span/></text:h>
                                        </text:list-item>
                                      </text:list>
                                    </text:list-item>
                                  </text:list>
                                </text:list-item>
                              </text:list>
                            </text:list-item>
                          </text:list>
                        </text:list-item>
                      </text:list>
                    </text:list-item>
                  </text:list>
                </text:list-item>
              </text:list>
            </text:list-item>
          </text:list>
        </text:list-item>
      </text:list>
      <text:p text:style-name="P75"><text:span text:style-name="T64">Please also mention your preferred type(s) of input (XLR, ¼”, etc.).</text:span><text:bookmark-start text:name="35nkun2"/><text:span/><text:bookmark-end text:name="35nkun2"/><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76"><text:span>2.3 </text:span><text:span>Do you require a microphone? If so, how many microphones does your installation need?</text:span><text:span/><text:span/></text:h>
                                        </text:list-item>
                                        <text:list-item>
                                          <text:h text:outline-level="10" text:restart-numbering="0" text:is-list-header="0" text:style-name="P77"><text:span>2.4 </text:span><text:span>Are you bringing your own hardware?</text:span><text:span/></text:h>
                                        </text:list-item>
                                      </text:list>
                                    </text:list-item>
                                  </text:list>
                                </text:list-item>
                              </text:list>
                            </text:list-item>
                          </text:list>
                        </text:list-item>
                      </text:list>
                    </text:list-item>
                  </text:list>
                </text:list-item>
              </text:list>
            </text:list-item>
          </text:list>
        </text:list-item>
      </text:list>
      <text:p text:style-name="P78"><text:span text:style-name="T65"/><text:span text:style-name="T66">If you can’t bring your own hardware, please state what you need or what you think would be compatible. Bear in mind that we cannot assure to have all the material need for your installation, beyond power cables. Running many installations at once requires </text:span><text:span text:style-name="T67">a lot of hardware which we don't have at the moment (although we are working hard to get it).</text:span><text:span text:style-name="T68"/><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79"><text:span>OTHER</text:span><text:span/></text:h>
                                        </text:list-item>
                                        <text:list-item>
                                          <text:h text:outline-level="10" text:restart-numbering="0" text:is-list-header="0" text:style-name="P80"><text:span>2.5 </text:span><text:span>How much table/floor space will you need for your installation?</text:span><text:span/><text:span/></text:h>
                                        </text:list-item>
                                      </text:list>
                                    </text:list-item>
                                  </text:list>
                                </text:list-item>
                              </text:list>
                            </text:list-item>
                          </text:list>
                        </text:list-item>
                      </text:list>
                    </text:list-item>
                  </text:list>
                </text:list-item>
              </text:list>
            </text:list-item>
          </text:list>
        </text:list-item>
      </text:list>
      <text:p text:style-name="P81"><text:span/><text:span/><text:span>Please let us know the dimensions (metric) of your piece and provide a link to a plan of the set up, including wiring. The more detailed the plan the better we'll be able to find a suitable space for it.</text:span><text:span/><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82"><text:span>2.6 </text:span><text:span>Do you need an internet connection during for the installation?</text:span><text:span/><text:span/></text:h>
                                        </text:list-item>
                                      </text:list>
                                    </text:list-item>
                                  </text:list>
                                </text:list-item>
                              </text:list>
                            </text:list-item>
                          </text:list>
                        </text:list-item>
                      </text:list>
                    </text:list-item>
                  </text:list>
                </text:list-item>
              </text:list>
            </text:list-item>
          </text:list>
        </text:list-item>
      </text:list>
      <text:p text:style-name="P83"><text:span text:style-name="T69"/><text:span text:style-name="T70">Please state if you need Wi-Fi, if you could use Ethernet, and how the installation relies upon a remote connection of any kind.</text:span><text:span text:style-name="T71"/><text:span/></text:p>
      <text:list text:style-name="WWNum2" text:continue-numbering="true">
        <text:list-item>
          <text:list>
            <text:list-item>
              <text:list>
                <text:list-item>
                  <text:list>
                    <text:list-item>
                      <text:list>
                        <text:list-item>
                          <text:list>
                            <text:list-item>
                              <text:list>
                                <text:list-item>
                                  <text:list>
                                    <text:list-item>
                                      <text:list>
                                        <text:list-item>
                                          <text:h text:outline-level="10" text:restart-numbering="0" text:is-list-header="0" text:style-name="P84"><text:span>2.7 Anything else you need?</text:span><text:span/></text:h>
                                        </text:list-item>
                                      </text:list>
                                    </text:list-item>
                                  </text:list>
                                </text:list-item>
                              </text:list>
                            </text:list-item>
                          </text:list>
                        </text:list-item>
                      </text:list>
                    </text:list-item>
                  </text:list>
                </text:list-item>
              </text:list>
            </text:list-item>
          </text:list>
        </text:list-item>
      </text:list>
      <text:p text:style-name="P85"><text:span text:style-name="T72"/><text:span text:style-name="T73"/><text:span text:style-name="T74">Chairs, tables, cables, adapters, power strips, anything else you can't bring yourself?</text:span><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10" style:display-name="Heading 1 Char" style:family="text" style:name="13">
      <style:text-properties fo:font-family="Arial" style:font-family-asian="Arial" style:font-family-complex="Arial" fo:font-size="20pt"/>
    </style:style>
    <style:style style:parent-style-name="10" style:display-name="Heading 2 Char" style:family="text" style:name="15">
      <style:text-properties fo:font-family="Arial" style:font-family-asian="Arial" style:font-family-complex="Arial" fo:font-size="17pt"/>
    </style:style>
    <style:style style:parent-style-name="10" style:display-name="Heading 3 Char" style:family="text" style:name="17">
      <style:text-properties fo:font-family="Arial" style:font-family-asian="Arial" style:font-family-complex="Arial" fo:font-size="15pt"/>
    </style:style>
    <style:style style:parent-style-name="10" style:display-name="Heading 4 Char" style:family="text" style:name="19">
      <style:text-properties fo:font-family="Arial" style:font-family-asian="Arial" style:font-family-complex="Arial" fo:font-size="13pt" fo:font-weight="bold"/>
    </style:style>
    <style:style style:parent-style-name="10" style:display-name="Heading 5 Char" style:family="text" style:name="21">
      <style:text-properties fo:font-family="Arial" style:font-family-asian="Arial" style:font-family-complex="Arial" fo:font-size="12pt" fo:font-weight="bold"/>
    </style:style>
    <style:style style:parent-style-name="10" style:display-name="Heading 6 Char" style:family="text" style:name="23">
      <style:text-properties fo:font-family="Arial" style:font-family-asian="Arial" style:font-family-complex="Arial" fo:font-size="11pt" fo:font-weight="bold"/>
    </style:style>
    <style:style style:parent-style-name="608" style:display-name="Heading 7" style:family="paragraph" style:name="24">
      <style:text-properties fo:font-family="Arial" style:font-family-asian="Arial" style:font-family-complex="Arial" fo:font-size="11pt" fo:font-style="italic" fo:font-weight="bold"/>
      <style:paragraph-properties fo:margin-top="16pt" fo:margin-bottom="10pt"/>
    </style:style>
    <style:style style:parent-style-name="10" style:display-name="Heading 7 Char" style:family="text" style:name="25">
      <style:text-properties fo:font-family="Arial" style:font-family-asian="Arial" style:font-family-complex="Arial" fo:font-size="11pt" fo:font-style="italic" fo:font-weight="bold"/>
    </style:style>
    <style:style style:parent-style-name="608" style:display-name="Heading 8" style:family="paragraph" style:name="26">
      <style:text-properties fo:font-family="Arial" style:font-family-asian="Arial" style:font-family-complex="Arial" fo:font-size="11pt" fo:font-style="italic"/>
      <style:paragraph-properties fo:margin-top="16pt" fo:margin-bottom="10pt"/>
    </style:style>
    <style:style style:parent-style-name="10" style:display-name="Heading 8 Char" style:family="text" style:name="27">
      <style:text-properties fo:font-family="Arial" style:font-family-asian="Arial" style:font-family-complex="Arial" fo:font-size="11pt" fo:font-style="italic"/>
    </style:style>
    <style:style style:parent-style-name="608" style:display-name="Heading 9" style:family="paragraph" style:name="28">
      <style:text-properties fo:font-family="Arial" style:font-family-asian="Arial" style:font-family-complex="Arial" fo:font-size="10.5pt" fo:font-style="italic"/>
      <style:paragraph-properties fo:margin-top="16pt" fo:margin-bottom="10pt"/>
    </style:style>
    <style:style style:parent-style-name="10" style:display-name="Heading 9 Char" style:family="text" style:name="29">
      <style:text-properties fo:font-family="Arial" style:font-family-asian="Arial" style:font-family-complex="Arial" fo:font-size="10.5pt" fo:font-style="italic"/>
    </style:style>
    <style:style style:parent-style-name="608" style:display-name="List Paragraph" style:family="paragraph" style:name="30">
      <style:paragraph-properties fo:margin-left="1.27cm" style:contextual-spacing="true"/>
    </style:style>
    <style:style style:display-name="No Spacing" style:family="paragraph" style:name="32">
      <style:paragraph-properties fo:line-height="100%" fo:margin-top="0pt" fo:margin-bottom="0pt"/>
    </style:style>
    <style:style style:parent-style-name="10" style:display-name="Title Char" style:family="text" style:name="34">
      <style:text-properties fo:font-size="24pt"/>
    </style:style>
    <style:style style:parent-style-name="10" style:display-name="Subtitle Char" style:family="text" style:name="36">
      <style:text-properties fo:font-size="12pt"/>
    </style:style>
    <style:style style:parent-style-name="608" style:display-name="Quote" style:family="paragraph" style:name="37">
      <style:text-properties fo:font-style="italic"/>
      <style:paragraph-properties fo:margin-left="1.27cm" fo:margin-right="1.27cm"/>
    </style:style>
    <style:style style:display-name="Quote Char" style:family="text" style:name="38">
      <style:text-properties fo:font-style="italic"/>
    </style:style>
    <style:style style:parent-style-name="608" style:display-name="Intense Quote" style:family="paragraph" style:name="39">
      <style:text-properties fo:font-style="italic"/>
      <style:paragraph-properties fo:margin-left="1.27cm" fo:margin-right="1.27cm" fo:background-color="#f2f2f2" style:contextual-spacing="true" fo:border="0.01764cm solid #FFFFFF"/>
    </style:style>
    <style:style style:display-name="Intense Quote Char" style:family="text" style:name="40">
      <style:text-properties fo:font-style="italic"/>
    </style:style>
    <style:style style:parent-style-name="608" style:display-name="Header" style:family="paragraph" style:name="41">
      <style:paragraph-properties fo:line-height="100%" fo:margin-bottom="0pt">
        <style:tab-stops>
          <style:tab-stop style:position="12.6cm" style:type="center"/>
          <style:tab-stop style:position="25.2cm" style:type="right"/>
        </style:tab-stops>
      </style:paragraph-properties>
    </style:style>
    <style:style style:parent-style-name="10" style:display-name="Header Char" style:family="text" style:name="42"/>
    <style:style style:parent-style-name="608" style:display-name="Footer" style:family="paragraph" style:name="43">
      <style:paragraph-properties fo:line-height="100%" fo:margin-bottom="0pt">
        <style:tab-stops>
          <style:tab-stop style:position="12.6cm" style:type="center"/>
          <style:tab-stop style:position="25.2cm" style:type="right"/>
        </style:tab-stops>
      </style:paragraph-properties>
    </style:style>
    <style:style style:parent-style-name="10" style:display-name="Footer Char" style:family="text" style:name="44"/>
    <style:style style:parent-style-name="606" style:display-name="Caption Char" style:family="text" style:name="46"/>
    <style:style style:display-name="Hyperlink" style:family="text" style:name="17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08" style:display-name="footnote text" style:family="paragraph" style:name="174">
      <style:text-properties fo:font-size="9pt"/>
      <style:paragraph-properties fo:line-height="100%" fo:margin-bottom="2pt"/>
    </style:style>
    <style:style style:display-name="Footnote Text Char" style:family="text" style:name="175">
      <style:text-properties fo:font-size="9pt"/>
    </style:style>
    <style:style style:parent-style-name="10" style:display-name="footnote reference" style:family="text" style:name="176">
      <style:text-properties style:text-position="super 58%"/>
    </style:style>
    <style:style style:parent-style-name="608" style:display-name="endnote text" style:family="paragraph" style:name="177">
      <style:text-properties fo:font-size="10pt"/>
      <style:paragraph-properties fo:line-height="100%" fo:margin-bottom="0pt"/>
    </style:style>
    <style:style style:display-name="Endnote Text Char" style:family="text" style:name="178">
      <style:text-properties fo:font-size="10pt"/>
    </style:style>
    <style:style style:parent-style-name="10" style:display-name="endnote reference" style:family="text" style:name="179">
      <style:text-properties style:text-position="super 58%"/>
    </style:style>
    <style:style style:parent-style-name="608" style:display-name="toc 1" style:family="paragraph" style:name="180">
      <style:paragraph-properties fo:margin-left="0cm" fo:margin-right="0cm" fo:text-indent="0cm" fo:margin-bottom="2.85pt"/>
    </style:style>
    <style:style style:parent-style-name="608" style:display-name="toc 2" style:family="paragraph" style:name="181">
      <style:paragraph-properties fo:margin-left="0.4992cm" fo:margin-right="0cm" fo:text-indent="0cm" fo:margin-bottom="2.85pt"/>
    </style:style>
    <style:style style:parent-style-name="608" style:display-name="toc 3" style:family="paragraph" style:name="182">
      <style:paragraph-properties fo:margin-left="1cm" fo:margin-right="0cm" fo:text-indent="0cm" fo:margin-bottom="2.85pt"/>
    </style:style>
    <style:style style:parent-style-name="608" style:display-name="toc 4" style:family="paragraph" style:name="183">
      <style:paragraph-properties fo:margin-left="1.499cm" fo:margin-right="0cm" fo:text-indent="0cm" fo:margin-bottom="2.85pt"/>
    </style:style>
    <style:style style:parent-style-name="608" style:display-name="toc 5" style:family="paragraph" style:name="184">
      <style:paragraph-properties fo:margin-left="2cm" fo:margin-right="0cm" fo:text-indent="0cm" fo:margin-bottom="2.85pt"/>
    </style:style>
    <style:style style:parent-style-name="608" style:display-name="toc 6" style:family="paragraph" style:name="185">
      <style:paragraph-properties fo:margin-left="2.5cm" fo:margin-right="0cm" fo:text-indent="0cm" fo:margin-bottom="2.85pt"/>
    </style:style>
    <style:style style:parent-style-name="608" style:display-name="toc 7" style:family="paragraph" style:name="186">
      <style:paragraph-properties fo:margin-left="3.001cm" fo:margin-right="0cm" fo:text-indent="0cm" fo:margin-bottom="2.85pt"/>
    </style:style>
    <style:style style:parent-style-name="608" style:display-name="toc 8" style:family="paragraph" style:name="187">
      <style:paragraph-properties fo:margin-left="3.5cm" fo:margin-right="0cm" fo:text-indent="0cm" fo:margin-bottom="2.85pt"/>
    </style:style>
    <style:style style:parent-style-name="608" style:display-name="toc 9" style:family="paragraph" style:name="188">
      <style:paragraph-properties fo:margin-left="4.001cm" fo:margin-right="0cm" fo:text-indent="0cm" fo:margin-bottom="2.85pt"/>
    </style:style>
    <style:style style:display-name="TOC Heading" style:family="paragraph" style:name="189"/>
    <style:style style:parent-style-name="608" style:display-name="table of figures" style:family="paragraph" style:name="190">
      <style:paragraph-properties fo:margin-bottom="0pt"/>
    </style:style>
    <style:style style:class="default" style:display-name="DStyle_paragraph" style:family="paragraph" style:name="601">
      <style:text-properties fo:color="#000000" fo:font-family="Cambria" style:font-family-asian="Cambria" style:font-family-complex="Cambria" fo:font-size="12pt" fo:language="en" fo:country="US"/>
      <style:paragraph-properties/>
    </style:style>
    <style:style style:parent-style-name="601" style:display-name="Standard" style:family="paragraph" style:name="602">
      <style:text-properties/>
      <style:paragraph-properties fo:line-height="100%" fo:margin-top="0pt" fo:margin-bottom="10pt"/>
    </style:style>
    <style:style style:parent-style-name="602" style:display-name="Heading" style:family="paragraph" style:name="603">
      <style:text-properties fo:font-family="Liberation Sans" style:font-family-asian="Linux Libertine G" style:font-family-complex="Linux Libertine G" fo:font-size="14pt"/>
      <style:paragraph-properties fo:margin-top="12pt" fo:margin-bottom="6pt"/>
    </style:style>
    <style:style style:parent-style-name="602" style:display-name="Text body" style:family="paragraph" style:name="604">
      <style:text-properties/>
      <style:paragraph-properties fo:line-height="115%" fo:margin-top="0pt" fo:margin-bottom="7pt"/>
    </style:style>
    <style:style style:parent-style-name="604" style:display-name="List" style:family="paragraph" style:name="605"/>
    <style:style style:parent-style-name="602" style:display-name="Caption" style:family="paragraph" style:name="606">
      <style:text-properties fo:font-size="12pt" fo:font-style="italic"/>
      <style:paragraph-properties fo:margin-top="6pt" fo:margin-bottom="6pt"/>
    </style:style>
    <style:style style:parent-style-name="602" style:display-name="Index" style:family="paragraph" style:name="607"/>
    <style:style style:parent-style-name="601" style:display-name="Normal" style:family="paragraph" style:name="608">
      <style:text-properties/>
      <style:paragraph-properties fo:text-align="left"/>
    </style:style>
    <style:style style:parent-style-name="608" style:display-name="Heading 1" style:family="paragraph" style:name="609">
      <style:text-properties fo:color="#4f81bd" fo:font-family="Calibri" style:font-family-asian="Calibri" style:font-family-complex="Calibri" fo:font-size="16pt" fo:font-weight="bold"/>
      <style:paragraph-properties fo:line-height="100%" fo:margin-top="24pt" fo:margin-bottom="0pt"/>
    </style:style>
    <style:style style:parent-style-name="608" style:display-name="Heading 2" style:family="paragraph" style:name="610">
      <style:text-properties fo:color="#4f81bd" fo:font-family="Calibri" style:font-family-asian="Calibri" style:font-family-complex="Calibri" fo:font-size="14pt" fo:font-weight="bold"/>
      <style:paragraph-properties fo:line-height="100%" fo:margin-top="10pt" fo:margin-bottom="0pt"/>
    </style:style>
    <style:style style:parent-style-name="608" style:display-name="Heading 3" style:family="paragraph" style:name="611">
      <style:text-properties fo:color="#4f81bd" fo:font-family="Calibri" style:font-family-asian="Calibri" style:font-family-complex="Calibri" fo:font-weight="bold"/>
      <style:paragraph-properties fo:line-height="100%" fo:margin-top="10pt" fo:margin-bottom="0pt"/>
    </style:style>
    <style:style style:parent-style-name="608" style:display-name="Heading 4" style:family="paragraph" style:name="612">
      <style:text-properties fo:color="#4f81bd" fo:font-family="Calibri" style:font-family-asian="Calibri" style:font-family-complex="Calibri" fo:font-style="italic"/>
      <style:paragraph-properties fo:line-height="100%" fo:margin-top="10pt" fo:margin-bottom="0pt"/>
    </style:style>
    <style:style style:parent-style-name="608" style:display-name="Heading 5" style:family="paragraph" style:name="613">
      <style:text-properties fo:color="#4f81bd" fo:font-family="Calibri" style:font-family-asian="Calibri" style:font-family-complex="Calibri"/>
      <style:paragraph-properties fo:line-height="100%" fo:margin-top="10pt" fo:margin-bottom="0pt"/>
    </style:style>
    <style:style style:parent-style-name="608" style:display-name="Heading 6" style:family="paragraph" style:name="614">
      <style:text-properties fo:color="#4f81bd" fo:font-family="Calibri" style:font-family-asian="Calibri" style:font-family-complex="Calibri"/>
      <style:paragraph-properties fo:line-height="100%" fo:margin-top="10pt" fo:margin-bottom="0pt"/>
    </style:style>
    <style:style style:parent-style-name="608" style:display-name="Title" style:family="paragraph" style:name="615">
      <style:text-properties fo:color="#335b8a" fo:font-family="Calibri" style:font-family-asian="Calibri" style:font-family-complex="Calibri" fo:font-size="18pt" fo:font-weight="bold"/>
      <style:paragraph-properties fo:line-height="100%" fo:text-align="center" fo:margin-top="24pt" fo:margin-bottom="12pt"/>
    </style:style>
    <style:style style:parent-style-name="608" style:display-name="Subtitle" style:family="paragraph" style:name="616">
      <style:text-properties fo:color="#335b8a" fo:font-family="Calibri" style:font-family-asian="Calibri" style:font-family-complex="Calibri" fo:font-size="15pt" fo:font-weight="bold"/>
      <style:paragraph-properties fo:line-height="100%" fo:text-align="center" fo:margin-top="12pt" fo:margin-bottom="12pt"/>
    </style:style>
    <style:style style:class="default" style:display-name="Default Paragraph Font" style:family="text" style:name="901"/>
    <text:list-style style:name="WWNum1">
      <text:list-level-style-bullet text:level="1" text:bullet-char="• ">
        <style:list-level-properties text:list-level-position-and-space-mode="label-alignment">
          <style:list-level-label-alignment fo:text-indent="-0.8467cm" fo:margin-left="1.27cm"/>
        </style:list-level-properties>
      </text:list-level-style-bullet>
      <text:list-level-style-bullet text:level="2" text:bullet-char="–">
        <style:list-level-properties text:list-level-position-and-space-mode="label-alignment">
          <style:list-level-label-alignment fo:text-indent="-0.8467cm" fo:margin-left="2.54cm"/>
        </style:list-level-properties>
      </text:list-level-style-bullet>
      <text:list-level-style-bullet text:level="3" text:bullet-char="• ">
        <style:list-level-properties text:list-level-position-and-space-mode="label-alignment">
          <style:list-level-label-alignment fo:text-indent="-0.8467cm" fo:margin-left="3.81cm"/>
        </style:list-level-properties>
      </text:list-level-style-bullet>
      <text:list-level-style-bullet text:level="4" text:bullet-char="–">
        <style:list-level-properties text:list-level-position-and-space-mode="label-alignment">
          <style:list-level-label-alignment fo:text-indent="-0.8467cm" fo:margin-left="5.08cm"/>
        </style:list-level-properties>
      </text:list-level-style-bullet>
      <text:list-level-style-bullet text:level="5" text:bullet-char="• ">
        <style:list-level-properties text:list-level-position-and-space-mode="label-alignment">
          <style:list-level-label-alignment fo:text-indent="-0.8467cm" fo:margin-left="6.35cm"/>
        </style:list-level-properties>
      </text:list-level-style-bullet>
      <text:list-level-style-bullet text:level="6" text:bullet-char="–">
        <style:list-level-properties text:list-level-position-and-space-mode="label-alignment">
          <style:list-level-label-alignment fo:text-indent="-0.8467cm" fo:margin-left="7.62cm"/>
        </style:list-level-properties>
      </text:list-level-style-bullet>
      <text:list-level-style-bullet text:level="7" text:bullet-char="• ">
        <style:list-level-properties text:list-level-position-and-space-mode="label-alignment">
          <style:list-level-label-alignment fo:text-indent="-0.8467cm" fo:margin-left="8.891cm"/>
        </style:list-level-properties>
      </text:list-level-style-bullet>
      <text:list-level-style-bullet text:level="8" text:bullet-char="–">
        <style:list-level-properties text:list-level-position-and-space-mode="label-alignment">
          <style:list-level-label-alignment fo:text-indent="-0.8467cm" fo:margin-left="10.16cm"/>
        </style:list-level-properties>
      </text:list-level-style-bullet>
      <text:list-level-style-bullet text:level="9" text:bullet-char="• ">
        <style:list-level-properties text:list-level-position-and-space-mode="label-alignment">
          <style:list-level-label-alignment fo:text-indent="-0.8467cm" fo:margin-left="11.43cm"/>
        </style:list-level-properties>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59cm" fo:page-height="27.94cm" style:print-orientation="portrait" fo:margin-left="2.54cm" fo:margin-right="2.54cm" fo:margin-top="2.54cm" fo:margin-bottom="2.54cm"/>
    </style:page-layout>
    <style:page-layout style:name="Mpm2">
      <style:page-layout-properties fo:page-width="21.59cm" fo:page-height="27.94cm" style:print-orientation="portrait" fo:margin-left="2.54cm" fo:margin-right="2.54cm" fo:margin-top="2.54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0.204</meta:generator>
    <meta:initial-creator/>
    <meta:creation-date/>
    <meta:editing-cycles/>
    <meta:editing-duration/>
    <dc:date/>
    <dc:creator/>
    <meta:document-statistic/>
  </office:meta>
</office:document-meta>
</file>